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1">
      <text:list-level-style-bullet text:level="1" text:style-name="WW_CharLFO11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9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33" style:parent-style-name="Fonteparág.padrão" style:family="text">
      <style:text-properties fo:font-size="24pt" style:font-size-asian="24pt" style:font-size-complex="24pt"/>
    </style:style>
    <style:style style:name="T34" style:parent-style-name="Fonteparág.padrão" style:family="text">
      <style:text-properties fo:font-size="24pt" style:font-size-asian="24pt" style:font-size-complex="24pt"/>
    </style:style>
    <style:style style:name="T35" style:parent-style-name="Fonteparág.padrão" style:family="text">
      <style:text-properties fo:font-size="24pt" style:font-size-asian="24pt" style:font-size-complex="24pt"/>
    </style:style>
    <style:style style:name="T36" style:parent-style-name="Fonteparág.padrão" style:family="text">
      <style:text-properties fo:font-size="24pt" style:font-size-asian="24pt" style:font-size-complex="24pt"/>
    </style:style>
    <style:style style:name="P37" style:parent-style-name="Textbody" style:family="paragraph">
      <style:text-properties fo:font-size="24pt" style:font-size-asian="24pt" style:font-size-complex="24pt" fo:language="pt" fo:country="BR"/>
    </style:style>
    <style:style style:name="P38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0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4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2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4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4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45" style:parent-style-name="Textbody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47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48" style:parent-style-name="Textbody" style:family="paragraph">
      <style:paragraph-properties fo:text-align="justify" fo:margin-left="0in" fo:text-indent="0.4833in">
        <style:tab-stops/>
      </style:paragraph-properties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 fo:margin-left="0in" fo:text-indent="0.4833in">
        <style:tab-stops/>
      </style:paragraph-properties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 fo:margin-left="0in" fo:text-indent="0.4833in">
        <style:tab-stops/>
      </style:paragraph-properties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0in" fo:text-indent="0.4833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in" fo:text-indent="0.4833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list-style-name="LFO16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54" style:parent-style-name="Textbody" style:list-style-name="LFO16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55" style:parent-style-name="Textbody" style:list-style-name="LFO16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56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57" style:parent-style-name="Título2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5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9" style:parent-style-name="Textbody" style:list-style-name="LFO17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60" style:parent-style-name="Textbody" style:list-style-name="LFO18" style:family="paragraph">
      <style:paragraph-properties fo:text-align="justify" style:vertical-align="auto"/>
      <style:text-properties fo:font-size="12pt" style:font-size-asian="12pt" style:font-size-complex="12pt" fo:language="pt" fo:country="BR"/>
    </style:style>
    <style:style style:name="P61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62" style:parent-style-name="Textbody" style:family="paragraph">
      <style:paragraph-properties fo:text-align="justify" fo:margin-left="0.4062in">
        <style:tab-stops/>
      </style:paragraph-properties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0.4062in">
        <style:tab-stops/>
      </style:paragraph-properties>
    </style:style>
    <style:style style:name="T64" style:parent-style-name="Fonteparág.padrão" style:family="text"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0.4895in">
        <style:tab-stops/>
      </style:paragraph-properties>
      <style:text-properties fo:font-size="12pt" style:font-size-asian="12pt" style:font-size-complex="12pt" fo:language="pt" fo:country="BR"/>
    </style:style>
    <style:style style:name="P70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71" style:parent-style-name="Standard" style:family="paragraph">
      <style:paragraph-properties fo:text-align="justify" fo:margin-left="0.4916in">
        <style:tab-stops/>
      </style:paragraph-properties>
      <style:text-properties fo:language="pt" fo:country="BR"/>
    </style:style>
    <style:style style:name="P72" style:parent-style-name="Standard" style:list-style-name="LFO19" style:family="paragraph">
      <style:paragraph-properties fo:text-align="justify" style:vertical-align="auto"/>
      <style:text-properties fo:language="pt" fo:country="BR"/>
    </style:style>
    <style:style style:name="P73" style:parent-style-name="Standard" style:list-style-name="LFO20" style:family="paragraph">
      <style:paragraph-properties fo:text-align="justify" style:vertical-align="auto"/>
      <style:text-properties fo:language="pt" fo:country="BR"/>
    </style:style>
    <style:style style:name="P74" style:parent-style-name="Standard" style:list-style-name="LFO20" style:family="paragraph">
      <style:paragraph-properties fo:text-align="justify" style:vertical-align="auto"/>
      <style:text-properties fo:language="pt" fo:country="BR"/>
    </style:style>
    <style:style style:name="P75" style:parent-style-name="Título1" style:list-style-name="WW_OutlineListStyle_6" style:family="paragraph">
      <style:paragraph-properties style:vertical-align="auto" fo:margin-left="0.5in" fo:text-indent="-0.5in">
        <style:tab-stops/>
      </style:paragraph-properties>
    </style:style>
    <style:style style:name="P7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</office:automatic-styles>
  <office:body>
    <office:text text:use-soft-page-breaks="true">
      <text:p text:style-name="P1"><text:span text:style-name="T33">Memória Virtual</text:span><text:span text:style-name="T34"><text:line-break/><text:s/></text:span><text:span text:style-name="T35"><text:tab/></text:span><text:span text:style-name="T36"><text:tab/>Caso de Uso: Cadastrar Usuário</text:span></text:p>
      <text:p text:style-name="P37"/>
      <text:h text:style-name="P38" text:outline-level="1">Breve Descrição</text:h>
      <text:p text:style-name="P39">O novo usuário deve concluir a etapa de cadastro iniciado no caso de uso enviar convite. Após aceitar o convite informações sobre os dados pessoais do usuário devem ser fornecidas ao sistema.</text:p>
      <text:h text:style-name="P40" text:outline-level="1">Breve Descrição dos Atores</text:h>
      <text:p text:style-name="P41">Usuário: Pode ser Admininstrador, Gerente, Catalogador ou Revisor, de acordo com o convite que recebeu.</text:p>
      <text:h text:style-name="P42" text:outline-level="1">Pré-condições</text:h>
      <text:p text:style-name="P43">- O usuário deve aceitar o convite previamente enviado em seu e-mail, clicando no link. (Ver Caso de Uso 20 - Enviar Convite);</text:p>
      <text:h text:style-name="P44" text:outline-level="1">Fluxo Básico de eventos</text:h>
      <text:p text:style-name="P45">O usuário clica no link para aceitar o convite enviado;</text:p>
      <text:p text:style-name="P46">O link exibe a mensagem “Redirecionando” e em seguida a tela de cadastro do sistema contendo os campos obrigatórios e editáveis:</text:p>
      <text:p text:style-name="P47">- E-mail do usuário já preenchido pelo e-mail para o qual o convite foi enviado e que pode ser alterado pelo usuário;</text:p>
      <text:p text:style-name="P48">- Nome Completo;</text:p>
      <text:p text:style-name="P49">- Senha pessoal e intrasferível de no mínimo 6 caracteres e no máximo 30;</text:p>
      <text:p text:style-name="P50">- Confirmação da senha fornecida;</text:p>
      <text:p text:style-name="P51">- opção “Salvar” dados fornecidos no sistema;</text:p>
      <text:p text:style-name="P52">- opção “Cancelar” para desistir de se cadastrar no sistema.</text:p>
      <text:list text:style-name="LFO16">
        <text:list-item text:start-value="1">
          <text:p text:style-name="P53"><text:s text:c="3"/>Após preencher todos os dados obrigatórios o usuário confirma a operação, selecionando a opção “Salvar”;</text:p>
        </text:list-item>
      </text:list>
      <text:list text:style-name="LFO16" text:continue-numbering="true">
        <text:list-item>
          <text:p text:style-name="P54"><text:s text:c="3"/>O sistema valida o cadastramento e exibe a mensagem “Cadastro Concluído com Sucesso”;</text:p>
        </text:list-item>
      </text:list>
      <text:list text:style-name="LFO16" text:continue-numbering="true">
        <text:list-item>
          <text:p text:style-name="P55"><text:s text:c="4"/>O caso de uso termina.</text:p>
        </text:list-item>
      </text:list>
      <text:h text:style-name="P56" text:outline-level="1">Fluxos Alternativos</text:h>
      <text:h text:style-name="P57" text:outline-level="2">Fluxo Alternativo 1</text:h>
      <text:p text:style-name="P58">Se no passo 1 do Fluxo Básico o prazo de confirmação expirou, então: <text:s/></text:p>
      <text:list text:style-name="LFO17">
        <text:list-item text:start-value="1">
          <text:p text:style-name="P59"><text:s text:c="4"/>O sistema exibe a mensagem ”O Prazo de Confirmação Expirou”;</text:p>
        </text:list-item>
      </text:list>
      <text:list text:style-name="LFO18">
        <text:list-item text:start-value="1">
          <text:p text:style-name="P60"><text:s text:c="4"/>O caso de uso termina.</text:p>
        </text:list-item>
      </text:list>
      <text:soft-page-break/>
      <text:p text:style-name="P61">Fluxo Alternativo 2</text:p>
      <text:p text:style-name="P62">Se no passo 3 do Fluxo Básico o usuário clica em "Salvar” sem ter preenchido</text:p>
      <text:p text:style-name="P63"><text:span text:style-name="T64">todos os campos, então:</text:span></text:p>
      <text:p text:style-name="P65">1.<text:tab/>sistema exibe a mensagem:</text:p>
      <text:p text:style-name="P66">a. “O campo &lt;nome do campo&gt; não foi preenchido”;</text:p>
      <text:p text:style-name="P67"><text:s text:c="12"/>2. O caso de uso retorna ao passo 3.</text:p>
      <text:p text:style-name="P68">Fluxo Alternativo 3</text:p>
      <text:p text:style-name="P69">Se a qualquer momento o usuário selecionar a opção “Cancelar” o caso de uso termina.</text:p>
      <text:h text:style-name="P70" text:outline-level="1">Pós-condições</text:h>
      <text:p text:style-name="P71">- Fluxo Básico: O usuário referente ao e-mail e convite fornecidos deve estar cadastrado no sistema, tendo os campos de cadastro preenchidos e permissão para acessar as informações pertinentes ao seu nível de permissão no sistema.</text:p>
      <text:list text:style-name="LFO19" text:continue-numbering="true">
        <text:list-item>
          <text:p text:style-name="P72">Fluxo Alternativo 1: O usuário referente ao e-mail e convite fornecidos deve ser excluído do sistema.</text:p>
        </text:list-item>
      </text:list>
      <text:list text:style-name="LFO20" text:continue-numbering="true">
        <text:list-item>
          <text:list>
            <text:list-item>
              <text:p text:style-name="P73">Fluxo Alternativo 2: O cadastramento do usuário está pendente.</text:p>
            </text:list-item>
            <text:list-item>
              <text:p text:style-name="P74">Fluxo Alternativo 3: O usuário referente ao e-mail e convite fornecidos deve ser excluído do sistema.(Se o prazo de confirmação expirou)</text:p>
            </text:list-item>
          </text:list>
        </text:list-item>
      </text:list>
      <text:h text:style-name="P75" text:outline-level="1">Requisitos especiais</text:h>
      <text:p text:style-name="P76">- A senha deve ser armazenada usando criptografia SHA – 502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en" fo:country="US" style:language-asian="zh" style:country-asian="CN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0pt" style:font-size-asian="10pt" style:font-size-complex="10pt" fo:language="en" fo:country="US" style:language-asian="zh" style:country-asian="CN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style:font-style-complex="italic" style:letter-kerning="true" fo:font-size="10pt" style:font-size-asian="10pt" style:font-size-complex="10pt" fo:language="en" fo:country="US" style:language-asian="zh" style:country-asian="CN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fo:language="en" fo:country="US" style:language-asian="zh" style:country-asian="CN"/>
    </style:style>
    <style:style style:name="Título5Char" style:display-name="Título 5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fo:language="en" fo:country="US" style:language-asian="zh" style:country-asian="CN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language="en" fo:country="US" style:language-asian="zh" style:country-asian="CN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fo:language="en" fo:country="US" style:language-asian="zh" style:country-asian="CN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style:letter-kerning="true" fo:language="en" fo:country="US" style:language-asian="zh" style:country-asian="C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fo:language="en" fo:country="US" style:language-asian="zh" style:country-asian="C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rial" style:font-name-asian="SimSun" style:font-name-complex="Tahoma" style:letter-kerning="true" fo:font-size="14pt" style:font-size-asian="14pt" style:font-size-complex="14pt" fo:language="en" fo:country="US" style:language-asian="zh" style:country-asian="CN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Númerodepágina" style:display-name="Número de página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SimSun" style:font-name-complex="Mangal" style:letter-kerning="true" fo:font-size="8pt" style:font-size-asian="8pt" style:font-size-complex="7pt" style:language-asian="zh" style:country-asian="CN" style:language-complex="hi" style:country-complex="IN"/>
    </style: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in"/>
      </text:list-level-style-number>
      <text:list-level-style-number text:level="2" style:num-prefix=" " style:num-suffix=" " style:num-format="1" text:display-levels="2">
        <style:list-level-properties text:space-before="0in" text:min-label-width="0in"/>
      </text:list-level-style-number>
      <text:list-level-style-number text:level="3" style:num-prefix=" " style:num-suffix=" " style:num-format="1" text:display-levels="3">
        <style:list-level-properties text:space-before="0in" text:min-label-width="0in"/>
      </text:list-level-style-number>
      <text:list-level-style-number text:level="4" style:num-prefix=" " style:num-suffix=" " style:num-format="1" text:display-levels="4">
        <style:list-level-properties text:space-before="0in" text:min-label-width="0in"/>
      </text:list-level-style-number>
      <text:list-level-style-number text:level="5" style:num-prefix=" " style:num-suffix=" " style:num-format="1" text:display-levels="5">
        <style:list-level-properties text:space-before="0in" text:min-label-width="0in"/>
      </text:list-level-style-number>
      <text:list-level-style-number text:level="6" style:num-prefix=" " style:num-suffix=" " style:num-format="1" text:display-levels="6">
        <style:list-level-properties text:space-before="0in" text:min-label-width="0in"/>
      </text:list-level-style-number>
      <text:list-level-style-number text:level="7" style:num-prefix=" " style:num-suffix=" " style:num-format="1" text:display-levels="7">
        <style:list-level-properties text:space-before="0in" text:min-label-width="0in"/>
      </text:list-level-style-number>
      <text:list-level-style-number text:level="8" style:num-prefix=" " style:num-suffix=" " style:num-format="1" text:display-levels="8">
        <style:list-level-properties text:space-before="0in" text:min-label-width="0in"/>
      </text:list-level-style-number>
      <text:list-level-style-number text:level="9" style:num-prefix=" " style:num-suffix=" " style:num-format="1" text:display-levels="9">
        <style:list-level-properties text:space-before="0in" text:min-label-width="0in"/>
      </text:list-level-style-number>
    </text:list-style>
    <text:list-style style:name="WW_OutlineListStyle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9LVL1" style:family="text">
      <style:text-properties style:font-name="Courier New" style:font-name-complex="Courier New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bullet text:level="1" text:style-name="WW_CharLFO11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1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9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4.2638in" style:use-optimal-column-width="false"/>
    </style:style>
    <style:style style:name="TableColumn5" style:family="table-column">
      <style:table-column-properties style:column-width="1.104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min-row-height="0.0326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12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24/03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0</text:p>
            </table:table-cell>
            <table:table-cell table:style-name="TableCell27">
              <text:p text:style-name="P28"><text:span text:style-name="T29">Página<text:s/></text:span><text:span text:style-name="T30"><text:page-number text:fixed="false">1</text:page-number></text:span><text:span text:style-name="T31"><text:s/>de<text:s/></text:span><text:span text:style-name="T32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ris</meta:initial-creator>
    <dc:creator>Cris</dc:creator>
    <meta:creation-date>2011-04-07T05:04:00Z</meta:creation-date>
    <dc:date>2011-04-07T05:04:00Z</dc:date>
    <meta:template xlink:href="Normal.dotm" xlink:type="simple"/>
    <meta:editing-cycles>2</meta:editing-cycles>
    <meta:editing-duration>PT0S</meta:editing-duration>
    <meta:document-statistic meta:page-count="2" meta:paragraph-count="4" meta:word-count="390" meta:character-count="2496" meta:row-count="17" meta:non-whitespace-character-count="2110"/>
  </office:meta>
</office:document-meta>
</file>